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able1.A1" style:family="table-cell">
      <style:table-cell-properties fo:border-left="0.1in solid #ff3366"/>
    </style:style>
    <style:style style:name="Table1.A2" style:family="table-cell">
      <style:table-cell-properties fo:border-right="0.1in dotted #ff3366"/>
    </style:style>
    <style:style style:name="Table1.A3" style:family="table-cell">
      <style:table-cell-properties fo:border-top="0.1in dashed #ff3366"/>
    </style:style>
    <style:style style:name="Table1.A4" style:family="table-cell">
      <style:table-cell-properties fo:border-bottom="0.1in double #ff3366"/>
    </style:style>
  </office:automatic-styles>
  <office:body>
    <office:text>
      <text:p>this is an example of table with cell border.</text:p>
      <table:table table:name="Table1">
        <table:table-column table:number-columns-repeated="4"/>
        <table:table-row>
          <table:table-cell table:style-name="Table1.A1">
            <text:p/>
          </table:table-cell>
          <table:table-cell table:style-name="Table1.A2">
            <text:p/>
          </table:table-cell>
          <table:table-cell table:style-name="Table1.A3">
            <text:p/>
          </table:table-cell>
          <table:table-cell table:style-name="Table1.A4"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